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cm" fo:min-width="1.75cm"/>
      <style:paragraph-properties style:writing-mode="lr-tb"/>
    </style:style>
    <style:style style:name="gr2" style:family="graphic" style:parent-style-name="standard">
      <style:graphic-properties draw:fill-color="#bf0041" draw:textarea-horizontal-align="justify" draw:textarea-vertical-align="middle" draw:auto-grow-height="false" fo:min-height="0.5cm" fo:min-width="1.75cm"/>
      <style:paragraph-properties style:writing-mode="lr-tb"/>
    </style:style>
    <style:style style:name="gr3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7" style:family="graphic" style:parent-style-name="standard">
      <style:graphic-properties draw:marker-start="Arrowheads_20_7" draw:marker-start-width="0.3cm" draw:marker-end="Arrowheads_20_8" draw:marker-end-width="0.3cm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5cm" fo:min-width="9.5cm"/>
      <style:paragraph-properties style:writing-mode="lr-tb"/>
    </style:style>
    <style:style style:name="gr9" style:family="graphic" style:parent-style-name="standard">
      <style:graphic-properties draw:fill-color="#bf0041" draw:textarea-horizontal-align="justify" draw:textarea-vertical-align="middle" draw:auto-grow-height="false" fo:min-height="0.5cm" fo:min-width="4.7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cm" fo:min-width="4.75cm"/>
      <style:paragraph-properties style:writing-mode="lr-tb"/>
    </style:style>
    <style:style style:name="gr11" style:family="graphic" style:parent-style-name="standard">
      <style:graphic-properties draw:marker-start="Arrowheads_20_9" draw:marker-start-width="0.3cm" draw:marker-end="Arrowheads_20_10" draw:marker-end-width="0.3cm" draw:textarea-vertical-align="middle"/>
    </style:style>
    <style:style style:name="gr12" style:family="graphic" style:parent-style-name="standard">
      <style:graphic-properties draw:marker-start="Arrowheads_20_11" draw:marker-start-width="0.3cm" draw:marker-end="Arrowheads_20_12" draw:marker-end-width="0.3cm" draw:textarea-vertical-align="middle"/>
    </style:style>
    <style:style style:name="gr13" style:family="graphic" style:parent-style-name="objectwithoutfill">
      <style:graphic-properties draw:marker-end="Arrowheads_20_21" draw:marker-end-width="0.3cm" draw:fill="none" draw:textarea-vertical-align="middle"/>
    </style:style>
    <style:style style:name="gr14" style:family="graphic" style:parent-style-name="objectwithoutfill">
      <style:graphic-properties draw:marker-end="Arrowheads_20_23" draw:marker-end-width="0.3cm" draw:fill="none" draw:textarea-vertical-align="middle"/>
    </style:style>
    <style:style style:name="gr15" style:family="graphic" style:parent-style-name="objectwithoutfill">
      <style:graphic-properties draw:marker-end="Arrowheads_20_24" draw:marker-end-width="0.3cm" draw:fill="none" draw:textarea-vertical-align="middle"/>
    </style:style>
    <style:style style:name="gr16" style:family="graphic" style:parent-style-name="standard">
      <style:graphic-properties draw:marker-start="Arrowheads_20_47" draw:marker-start-width="0.3cm" draw:marker-end="Arrowheads_20_48" draw:marker-end-width="0.3cm" draw:textarea-vertical-align="middle"/>
    </style:style>
    <style:style style:name="gr17" style:family="graphic" style:parent-style-name="standard">
      <style:graphic-properties draw:marker-start="Arrowheads_20_49" draw:marker-start-width="0.3cm" draw:marker-end="Arrowheads_20_50" draw:marker-end-width="0.3cm" draw:textarea-vertical-align="middle"/>
    </style:style>
    <style:style style:name="gr18" style:family="graphic" style:parent-style-name="standard">
      <style:graphic-properties draw:marker-start="Arrowheads_20_51" draw:marker-start-width="0.3cm" draw:marker-end="Arrowheads_20_52" draw:marker-end-width="0.3cm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objectwithoutfill">
      <style:graphic-properties draw:marker-end="Arrowheads_20_55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f0041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5cm" svg:height="0.75cm" svg:x="8.75cm" svg:y="2.673cm">
          <text:p text:style-name="P1">(3,3,1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0.75cm" svg:x="12.5cm" svg:y="12.423cm">
          <text:p text:style-name="P1">(2,2,1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0.75cm" svg:x="13cm" svg:y="7.423cm">
          <text:p text:style-name="P1">(3,0,0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5cm" svg:height="0.75cm" svg:x="15.75cm" svg:y="7.423cm">
          <text:p text:style-name="P1">(2,1,0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0.75cm" svg:x="11.25cm" svg:y="5.923cm">
          <text:p text:style-name="P1">(3,2,1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5cm" svg:height="0.75cm" svg:x="17.25cm" svg:y="5.173cm">
          <text:p text:style-name="P1">(2,3,1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0.75cm" svg:x="12.25cm" svg:y="4.173cm">
          <text:p text:style-name="P1">(2,2,0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0.75cm" svg:x="9.5cm" svg:y="4.173cm">
          <text:p text:style-name="P1">(3,1,0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5cm" svg:height="0.75cm" svg:x="6.75cm" svg:y="4.173cm">
          <text:p text:style-name="P1">(1,3,0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5cm" svg:height="0.75cm" svg:x="1.25cm" svg:y="4.173cm">
          <text:p text:style-name="P1">(2,3,0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0.75cm" svg:x="4cm" svg:y="4.173cm">
          <text:p text:style-name="P1">(3,2,0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8.75cm" svg:y1="3.423cm" svg:x2="5.25cm" svg:y2="4.173cm">
          <text:p/>
        </draw:line>
        <draw:line draw:style-name="gr4" draw:text-style-name="P4" draw:layer="layout" svg:x1="8.75cm" svg:y1="3.173cm" svg:x2="2.5cm" svg:y2="4.173cm">
          <text:p/>
        </draw:line>
        <draw:line draw:style-name="gr5" draw:text-style-name="P4" draw:layer="layout" svg:x1="9.5cm" svg:y1="3.423cm" svg:x2="7.75cm" svg:y2="4.173cm">
          <text:p/>
        </draw:line>
        <draw:line draw:style-name="gr6" draw:text-style-name="P3" draw:layer="layout" svg:x1="10cm" svg:y1="3.423cm" svg:x2="10.5cm" svg:y2="4.173cm">
          <text:p/>
        </draw:line>
        <draw:line draw:style-name="gr7" draw:text-style-name="P3" draw:layer="layout" svg:x1="11cm" svg:y1="3.173cm" svg:x2="13.75cm" svg:y2="4.173cm">
          <text:p/>
        </draw:line>
        <draw:custom-shape draw:style-name="gr1" draw:text-style-name="P1" draw:layer="layout" svg:width="2.25cm" svg:height="0.75cm" svg:x="14.5cm" svg:y="9.423cm">
          <text:p text:style-name="P1">(3,1,1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0.75cm" svg:x="13.33cm" svg:y="10.923cm">
          <text:p text:style-name="P1">(1,1,0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25cm" svg:height="0.75cm" svg:x="10.25cm" svg:y="7.423cm">
          <text:p text:style-name="P1">(1,2,0)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cm" svg:height="0.75cm" svg:x="9.25cm" svg:y="25cm">
          <text:p text:style-name="P1">(#missionaries, #cannibals, #boat)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25cm" svg:height="0.75cm" svg:x="14cm" svg:y="26cm">
          <text:p text:style-name="P1">ILLEGAL STAT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25cm" svg:height="0.75cm" svg:x="14cm" svg:y="27cm">
          <text:p text:style-name="P1">LEGAL STA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0.75cm" svg:x="11.25cm" svg:y="13.923cm">
          <text:p text:style-name="P1">(0,2,0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0.75cm" svg:x="7.25cm" svg:y="19.923cm">
          <text:p text:style-name="P1">(0,0,0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0.75cm" svg:x="8.25cm" svg:y="18.423cm">
          <text:p text:style-name="P1">(1,1,1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0.75cm" svg:x="9.25cm" svg:y="16.923cm">
          <text:p text:style-name="P1">(0,1,0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0.75cm" svg:x="10.25cm" svg:y="15.423cm">
          <text:p text:style-name="P1">(0,3,1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0.75cm" svg:y1="4.923cm" svg:x2="12cm" svg:y2="5.923cm">
          <text:p/>
        </draw:line>
        <draw:line draw:style-name="gr12" draw:text-style-name="P3" draw:layer="layout" svg:x1="13.5cm" svg:y1="4.923cm" svg:x2="12.5cm" svg:y2="5.923cm">
          <text:p/>
        </draw:line>
        <draw:line draw:style-name="gr13" draw:text-style-name="P4" draw:layer="layout" svg:x1="12.25cm" svg:y1="6.673cm" svg:x2="11.75cm" svg:y2="7.423cm">
          <text:p/>
        </draw:line>
        <draw:line draw:style-name="gr14" draw:text-style-name="P4" draw:layer="layout" svg:x1="13.5cm" svg:y1="6.423cm" svg:x2="16.75cm" svg:y2="7.423cm">
          <text:p/>
        </draw:line>
        <draw:line draw:style-name="gr15" draw:text-style-name="P4" draw:layer="layout" svg:x1="14.5cm" svg:y1="4.673cm" svg:x2="17.25cm" svg:y2="5.673cm">
          <text:p/>
        </draw:line>
        <draw:line draw:style-name="gr16" draw:text-style-name="P3" draw:layer="layout" svg:x1="9cm" svg:y1="19.173cm" svg:x2="8.5cm" svg:y2="19.923cm">
          <text:p/>
        </draw:line>
        <draw:line draw:style-name="gr17" draw:text-style-name="P3" draw:layer="layout" svg:x1="14cm" svg:y1="8.173cm" svg:x2="15.5cm" svg:y2="9.423cm">
          <text:p/>
        </draw:line>
        <draw:line draw:style-name="gr18" draw:text-style-name="P3" draw:layer="layout" svg:x1="12.5cm" svg:y1="6.673cm" svg:x2="13.25cm" svg:y2="7.5cm">
          <text:p/>
        </draw:line>
        <draw:line draw:style-name="gr16" draw:text-style-name="P3" draw:layer="layout" svg:x1="11cm" svg:y1="16.173cm" svg:x2="10.5cm" svg:y2="16.923cm">
          <text:p/>
        </draw:line>
        <draw:line draw:style-name="gr16" draw:text-style-name="P3" draw:layer="layout" svg:x1="9cm" svg:y1="19.173cm" svg:x2="8.5cm" svg:y2="19.923cm">
          <text:p/>
        </draw:line>
        <draw:line draw:style-name="gr16" draw:text-style-name="P3" draw:layer="layout" svg:x1="10cm" svg:y1="17.673cm" svg:x2="9.5cm" svg:y2="18.423cm">
          <text:p/>
        </draw:line>
        <draw:line draw:style-name="gr16" draw:text-style-name="P3" draw:layer="layout" svg:x1="12cm" svg:y1="14.673cm" svg:x2="11.5cm" svg:y2="15.423cm">
          <text:p/>
        </draw:line>
        <draw:line draw:style-name="gr16" draw:text-style-name="P3" draw:layer="layout" svg:x1="13.25cm" svg:y1="13.173cm" svg:x2="12.75cm" svg:y2="13.923cm">
          <text:p/>
        </draw:line>
        <draw:line draw:style-name="gr16" draw:text-style-name="P3" draw:layer="layout" svg:x1="14.25cm" svg:y1="11.673cm" svg:x2="13.75cm" svg:y2="12.423cm">
          <text:p/>
        </draw:line>
        <draw:line draw:style-name="gr16" draw:text-style-name="P3" draw:layer="layout" svg:x1="15.25cm" svg:y1="10.173cm" svg:x2="14.75cm" svg:y2="10.923cm">
          <text:p/>
        </draw:line>
        <draw:frame draw:style-name="gr19" draw:text-style-name="P5" draw:layer="layout" svg:width="4cm" svg:height="0.962cm" svg:x="11.5cm" svg:y="2.25cm">
          <draw:text-box>
            <text:p>(Start State)</text:p>
          </draw:text-box>
        </draw:frame>
        <draw:frame draw:style-name="gr19" draw:text-style-name="P5" draw:layer="layout" svg:width="4cm" svg:height="0.962cm" svg:x="10.308cm" svg:y="19.788cm">
          <draw:text-box>
            <text:p>(Goal State)</text:p>
          </draw:text-box>
        </draw:frame>
        <draw:frame draw:style-name="gr20" draw:text-style-name="P5" draw:layer="layout" svg:width="1.035cm" svg:height="0.962cm" svg:x="14.215cm" svg:y="11.288cm">
          <draw:text-box>
            <text:p>...</text:p>
          </draw:text-box>
        </draw:frame>
        <draw:line draw:style-name="gr21" draw:text-style-name="P4" draw:layer="layout" svg:x1="15.883cm" svg:y1="9.406cm" svg:x2="16.883cm" svg:y2="8.156cm">
          <text:p/>
        </draw:line>
        <draw:frame draw:style-name="gr20" draw:text-style-name="P5" draw:layer="layout" svg:width="1.035cm" svg:height="0.962cm" svg:x="10cm" svg:y="17.288cm">
          <draw:text-box>
            <text:p>...</text:p>
          </draw:text-box>
        </draw:frame>
        <draw:frame draw:style-name="gr20" draw:text-style-name="P5" draw:layer="layout" svg:width="1.035cm" svg:height="0.962cm" svg:x="12.215cm" svg:y="14.288cm">
          <draw:text-box>
            <text:p>...</text:p>
          </draw:text-box>
        </draw:frame>
        <draw:frame draw:style-name="gr20" draw:text-style-name="P5" draw:layer="layout" svg:width="1.035cm" svg:height="0.962cm" svg:x="11cm" svg:y="15.788cm">
          <draw:text-box>
            <text:p>...</text:p>
          </draw:text-box>
        </draw:frame>
        <draw:frame draw:style-name="gr20" draw:text-style-name="P5" draw:layer="layout" svg:width="1.035cm" svg:height="0.962cm" svg:x="13.25cm" svg:y="12.788cm">
          <draw:text-box>
            <text:p>...</text:p>
          </draw:text-box>
        </draw:frame>
        <draw:frame draw:style-name="gr20" draw:text-style-name="P5" draw:layer="layout" svg:width="1.035cm" svg:height="0.962cm" svg:x="8.953cm" svg:y="18.868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09T23:07:15.913389253</meta:creation-date>
    <dc:date>2020-11-10T12:47:13.793917290</dc:date>
    <meta:editing-duration>PT49M9S</meta:editing-duration>
    <meta:editing-cycles>8</meta:editing-cycles>
    <meta:generator>LibreOffice/7.0.0.3$Linux_X86_64 LibreOffice_project/8061b3e9204bef6b321a21033174034a5e2ea88e</meta:generator>
    <meta:document-statistic meta:object-count="51"/>
  </office:meta>
</office:document-meta>
</file>